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Dossier de Projet</text:p>
      <text:list text:style-name="LFO1" text:continue-numbering="true">
        <text:list-item>
          <text:p text:style-name="P2"/>
        </text:list-item>
      </text:list>
      <text:p text:style-name="P3">Résumé</text:p>
      <text:p text:style-name="P4">Titre professionnel Développeur Web et Web Mobile</text:p>
      <text:p text:style-name="Standard"/>
      <text:p text:style-name="Standard"/>
      <text:p text:style-name="Standard"><text:tab/>Je me présente,<text:s/>, 23 ans depuis peu. Globalement, j’ai un parcours plutôt commun, obtention de mon baccalauréat STI2D (Sciences et<text:s/>Technologies de l'Industrie et du Développement Durable) en 2018. Puis changement soudain de parcours, j’ai travaillé de Novembre 2018 jusqu’à Janvier 2020. Période assez vide entre Mars 2020 et Mars 2021. Suite à ça, j’ai rejoint un programme de réinsertion pour jeunes, nommé l’E2C (École de la Deuxième Chance) ce qui m’a permis de trouver et de commencer la formation à l’AFCI que je m’apprête à terminer.</text:p>
      <text:p text:style-name="Standard"/>
      <text:p text:style-name="Standard"><text:tab/>Arrivé le Mardi 21 Septembre, je m’engage dans la formation DWWM (Développeur Web et Web Mobile) pour une durée de 8 mois dont 5 mois en centre de formation et 3 mois en stage. Durant les premiers mois en centre de formation j’ai appris les fondamentaux du développement web. La fin de formation se concrétise avec un stage à effectuer de début Janvier à fin Mars puis la préparation d’un dossier de projet, d’un dossier professionnel ainsi qu’un passage à l’oral devant un jury.</text:p>
      <text:p text:style-name="Standard"/>
      <text:p text:style-name="Standard"><text:tab/>Concernant le stage, je l’ai effectué à l’Université de Lille au Service Développement Web et Multimédia. Le but de ce stage fut la montée de version Symfony sur différents sites de l’université. J’ai donc appris le framework Symfony, suivi sa documentation sur sa version antérieure ainsi que sa version à monter, à lancer un serveur avec. J’ai travaillé le tout sur VM (Machine Virtuelle), sur Kubuntu plus précisément donc sous Linux. Ce fut une première pour moi, n’ayant jamais travaillé sous Linux ni sur une VM, j’ai dû apprendre à les utiliser également sur le tas. J’ai vu et travaillé autant la partie frond-end que la partie back-end des sites universitaires.</text:p>
      <text:p text:style-name="Standard"/>
      <text:p text:style-name="Standard"><text:tab/>Lors du dossier de projet et de l’oral, j’expliquerais en partie toute l’installation qui a dû être faite (configuration de la machine virtuelle et installation d’un système Linux), puis la maîtrise de l’environnement de développement, toute la partie Symfony sera couverte également (utilisation de l’outil Composer, de l’outil yarn et des ORM, définition des routes et des contrôle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donie piedbois</meta:initial-creator>
    <dc:creator>sidonielard@gmail.com</dc:creator>
    <meta:creation-date>2022-06-15T12:37:00Z</meta:creation-date>
    <dc:date>2022-06-15T12:37:00Z</dc:date>
    <meta:template xlink:href="Normal" xlink:type="simple"/>
    <meta:editing-cycles>2</meta:editing-cycles>
    <meta:editing-duration>PT120S</meta:editing-duration>
    <meta:document-statistic meta:page-count="1" meta:paragraph-count="4" meta:word-count="333" meta:character-count="2162" meta:row-count="15" meta:non-whitespace-character-count="1833"/>
  </office:meta>
</office:document-meta>
</file>